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5.158cm"/>
    </style:style>
    <style:style style:name="gr2" style:family="graphic" style:parent-style-name="standard">
      <style:graphic-properties draw:textarea-horizontal-align="justify" draw:textarea-vertical-align="middle" draw:auto-grow-height="false" fo:min-height="2.368cm" fo:min-width="5.418cm"/>
    </style:style>
    <style:style style:name="gr3" style:family="graphic" style:parent-style-name="standard">
      <style:graphic-properties draw:textarea-horizontal-align="justify" draw:textarea-vertical-align="middle" draw:auto-grow-height="false" fo:min-height="3.54cm" fo:min-width="5.7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64cm" fo:min-width="2.19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5.7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5.6cm"/>
    </style:style>
    <style:style style:name="gr8" style:family="graphic" style:parent-style-name="standard">
      <style:graphic-properties draw:textarea-horizontal-align="justify" draw:textarea-vertical-align="middle" draw:auto-grow-height="false" fo:min-height="1.448cm" fo:min-width="2.198cm"/>
    </style:style>
    <style:style style:name="gr9" style:family="graphic" style:parent-style-name="standard">
      <style:graphic-properties draw:textarea-horizontal-align="justify" draw:textarea-vertical-align="middle" draw:auto-grow-height="false" fo:min-height="2.014cm" fo:min-width="2.682cm"/>
    </style:style>
    <style:style style:name="gr10" style:family="graphic" style:parent-style-name="standard">
      <style:graphic-properties draw:textarea-horizontal-align="justify" draw:textarea-vertical-align="middle" draw:auto-grow-height="false" fo:min-height="2.154cm" fo:min-width="4.38cm"/>
    </style:style>
    <style:style style:name="gr11" style:family="graphic" style:parent-style-name="standard">
      <style:graphic-properties draw:textarea-horizontal-align="justify" draw:textarea-vertical-align="middle" draw:auto-grow-height="false" fo:min-height="1.4cm" fo:min-width="3.2cm"/>
    </style:style>
    <style:style style:name="gr12" style:family="graphic" style:parent-style-name="standard">
      <style:graphic-properties draw:textarea-horizontal-align="justify" draw:textarea-vertical-align="middle" draw:auto-grow-height="false" fo:min-height="2.45cm" fo:min-width="6.5cm"/>
    </style:style>
    <style:style style:name="gr13" style:family="graphic" style:parent-style-name="standard">
      <style:graphic-properties draw:textarea-horizontal-align="justify" draw:textarea-vertical-align="middle" draw:auto-grow-height="false" fo:min-height="1.892cm" fo:min-width="2.648cm"/>
    </style:style>
    <style:style style:name="gr14" style:family="graphic" style:parent-style-name="standard">
      <style:graphic-properties draw:textarea-horizontal-align="justify" draw:textarea-vertical-align="middle" draw:auto-grow-height="false" fo:min-height="3.25cm" fo:min-width="4.8cm"/>
    </style:style>
    <style:style style:name="gr15" style:family="graphic" style:parent-style-name="standard">
      <style:graphic-properties draw:textarea-horizontal-align="justify" draw:textarea-vertical-align="middle" draw:auto-grow-height="false" fo:min-height="2.226cm" fo:min-width="3.602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textarea-horizontal-align="justify" draw:textarea-vertical-align="middle" draw:auto-grow-height="false" fo:min-height="2.438cm" fo:min-width="4.734cm"/>
    </style:style>
    <style:style style:name="gr19" style:family="graphic" style:parent-style-name="standard">
      <style:graphic-properties draw:textarea-horizontal-align="justify" draw:textarea-vertical-align="middle" draw:auto-grow-height="false" fo:min-height="1.802cm" fo:min-width="4.804cm"/>
    </style:style>
    <style:style style:name="gr20" style:family="graphic" style:parent-style-name="standard">
      <style:graphic-properties draw:textarea-horizontal-align="justify" draw:textarea-vertical-align="middle" draw:auto-grow-height="false" fo:min-height="3.05cm" fo:min-width="6.7cm"/>
    </style:style>
    <style:style style:name="gr21" style:family="graphic" style:parent-style-name="standard">
      <style:graphic-properties draw:textarea-horizontal-align="justify" draw:textarea-vertical-align="middle" draw:auto-grow-height="false" fo:min-height="2.95cm" fo:min-width="4.5cm"/>
    </style:style>
    <style:style style:name="gr22" style:family="graphic" style:parent-style-name="standard">
      <style:graphic-properties draw:textarea-horizontal-align="justify" draw:textarea-vertical-align="middle" draw:auto-grow-height="false" fo:min-height="1.262cm" fo:min-width="4.6cm"/>
    </style:style>
    <style:style style:name="gr23" style:family="graphic" style:parent-style-name="standard">
      <style:graphic-properties draw:textarea-horizontal-align="justify" draw:textarea-vertical-align="middle" draw:auto-grow-height="false" fo:min-height="2.15cm" fo:min-width="2.85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cm" svg:height="3.5cm" svg:x="6.4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2cm" svg:height="2.9cm" svg:x="7.2cm" svg:y="7.4cm">
          <text:p text:style-name="P1">Podaj N i 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6.7cm" svg:height="4.2cm" svg:x="7.1cm" svg:y="11.7cm">
          <text:p text:style-name="P1">S = N + X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10.4cm" svg:y1="5.2cm" svg:x2="10.3cm" svg:y2="7.4cm" draw:start-shape="id1" draw:start-glue-point="8" draw:end-shape="id2" draw:end-glue-point="0" svg:d="M10400 5200l-100 2200" svg:viewBox="0 0 101 2201">
          <text:p/>
        </draw:connector>
        <draw:connector draw:style-name="gr4" draw:text-style-name="P2" draw:layer="layout" draw:type="line" svg:x1="10.3cm" svg:y1="10.3cm" svg:x2="10.45cm" svg:y2="11.7cm" draw:start-shape="id2" draw:start-glue-point="2" draw:end-shape="id3" draw:end-glue-point="0" svg:d="M10300 10300l150 1400" svg:viewBox="0 0 151 1401">
          <text:p/>
        </draw:connector>
        <draw:custom-shape draw:style-name="gr5" draw:text-style-name="P1" xml:id="id4" draw:id="id4" draw:layer="layout" svg:width="4.8cm" svg:height="2.7cm" svg:x="8.1cm" svg:y="17.4cm">
          <text:p text:style-name="P1">Czy S&gt;75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xml:id="id5" draw:id="id5" draw:layer="layout" svg:width="6.2cm" svg:height="2.4cm" svg:x="7.3cm" svg:y="21.4cm">
          <text:p text:style-name="P1">Podaj z 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6.1cm" svg:height="1.7cm" svg:x="7.4cm" svg:y="25.2cm">
          <text:p text:style-name="P1">S =S + Z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3.4cm" svg:height="2.4cm" svg:x="15.7cm" svg:y="20.7cm">
          <text:p text:style-name="P1">Wypisz 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" draw:text-style-name="P1" xml:id="id9" draw:id="id9" draw:layer="layout" svg:width="4.5cm" svg:height="3.2cm" svg:x="15.5cm" svg:y="25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xml:id="id7" draw:id="id7" draw:layer="layout" draw:type="line" svg:x1="10.45cm" svg:y1="15.9cm" svg:x2="10.5cm" svg:y2="17.4cm" draw:start-shape="id3" draw:start-glue-point="2" draw:end-shape="id4" draw:end-glue-point="7" svg:d="M10450 15900l50 1500" svg:viewBox="0 0 51 1501">
          <text:p/>
        </draw:connector>
        <draw:connector draw:style-name="gr4" draw:text-style-name="P2" draw:layer="layout" draw:type="line" svg:x1="10.5cm" svg:y1="20.1cm" svg:x2="10.4cm" svg:y2="21.4cm" draw:start-shape="id4" draw:start-glue-point="5" draw:end-shape="id5" draw:end-glue-point="0" svg:d="M10500 20100l-100 1300" svg:viewBox="0 0 101 1301">
          <text:p/>
        </draw:connector>
        <draw:connector draw:style-name="gr4" draw:text-style-name="P2" draw:layer="layout" draw:type="line" svg:x1="10.4cm" svg:y1="23.8cm" svg:x2="10.45cm" svg:y2="25.2cm" draw:start-shape="id5" draw:start-glue-point="2" draw:end-shape="id6" draw:end-glue-point="0" svg:d="M10400 23800l50 1400" svg:viewBox="0 0 51 1401">
          <text:p/>
        </draw:connector>
        <draw:connector draw:style-name="gr4" draw:text-style-name="P2" draw:layer="layout" svg:x1="7.4cm" svg:y1="26.05cm" svg:x2="10.475cm" svg:y2="16.65cm" draw:start-shape="id6" draw:start-glue-point="3" draw:end-shape="id7" draw:end-glue-point="0" svg:d="M7400 26050h-501v-9400h3576" svg:viewBox="0 0 3577 9401">
          <text:p/>
        </draw:connector>
        <draw:connector draw:style-name="gr4" draw:text-style-name="P2" draw:layer="layout" svg:x1="12.3cm" svg:y1="18.75cm" svg:x2="16.9cm" svg:y2="20.7cm" draw:start-shape="id4" draw:start-glue-point="4" draw:end-shape="id8" draw:end-glue-point="4" svg:d="M12300 18750h4600v1950" svg:viewBox="0 0 4601 1951">
          <text:p/>
        </draw:connector>
        <draw:connector draw:style-name="gr4" draw:text-style-name="P2" draw:layer="layout" draw:type="line" svg:x1="16.9cm" svg:y1="23.1cm" svg:x2="17.75cm" svg:y2="25.5cm" draw:start-shape="id8" draw:start-glue-point="6" draw:end-shape="id9" draw:end-glue-point="4" svg:d="M16900 23100l850 2400" svg:viewBox="0 0 851 2401">
          <text:p/>
        </draw:connector>
      </draw:page>
      <draw:page draw:name="page2" draw:style-name="dp1" draw:master-page-name="Domyślnie">
        <draw:custom-shape draw:style-name="gr10" draw:text-style-name="P1" xml:id="id10" draw:id="id10" draw:layer="layout" svg:width="6.9cm" svg:height="3.4cm" svg:x="7.1cm" svg:y="2.7cm">
          <text:p text:style-name="P1">START<text:tab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1" draw:id="id11" draw:layer="layout" svg:width="7.4cm" svg:height="3.3cm" svg:x="6.7cm" svg:y="7.4cm">
          <text:p text:style-name="P1">Podaj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2" draw:id="id12" draw:layer="layout" svg:width="7cm" svg:height="2.7cm" svg:x="7.1cm" svg:y="13.3cm">
          <text:p text:style-name="P1">S = 0</text:p>
          <text:p text:style-name="P1">I =S+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5cm" svg:height="3.4cm" svg:x="8cm" svg:y="18.9cm">
          <text:p text:style-name="P1">Czy S =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xml:id="id14" draw:id="id14" draw:layer="layout" svg:width="5.3cm" svg:height="3.5cm" svg:x="13.2cm" svg:y="24.1cm">
          <text:p text:style-name="P1">S = S+1</text:p>
          <text:p text:style-name="P1">I = S+S</text:p>
          <draw:enhanced-geometry svg:viewBox="0 0 21600 21600" draw:type="rectangle" draw:enhanced-path="M 0 0 L 21600 0 21600 21600 0 21600 0 0 Z N"/>
        </draw:custom-shape>
        <draw:custom-shape draw:style-name="gr15" draw:text-style-name="P1" xml:id="id16" draw:id="id16" draw:layer="layout" svg:width="5.8cm" svg:height="3.5cm" svg:x="2.3cm" svg:y="24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55cm" svg:y1="6.1cm" svg:x2="10.4cm" svg:y2="7.4cm" draw:start-shape="id10" draw:start-glue-point="8" draw:end-shape="id11" draw:end-glue-point="4" svg:d="M10550 6100l-150 1300" svg:viewBox="0 0 151 1301">
          <text:p/>
        </draw:connector>
        <draw:connector draw:style-name="gr4" draw:text-style-name="P2" draw:layer="layout" draw:type="line" svg:x1="10.4cm" svg:y1="10.7cm" svg:x2="10.6cm" svg:y2="13.3cm" draw:start-shape="id11" draw:start-glue-point="6" draw:end-shape="id12" draw:end-glue-point="0" svg:d="M10400 10700l200 2600" svg:viewBox="0 0 201 2601">
          <text:p/>
        </draw:connector>
        <draw:connector draw:style-name="gr4" draw:text-style-name="P2" xml:id="id15" draw:id="id15" draw:layer="layout" draw:type="line" svg:x1="10.6cm" svg:y1="16cm" svg:x2="10.5cm" svg:y2="18.9cm" draw:start-shape="id12" draw:start-glue-point="2" draw:end-shape="id13" draw:end-glue-point="5" svg:d="M10600 16000l-100 2900" svg:viewBox="0 0 101 2901">
          <text:p/>
        </draw:connector>
        <draw:connector draw:style-name="gr4" draw:text-style-name="P2" draw:layer="layout" svg:x1="18.5cm" svg:y1="25.85cm" svg:x2="10.55cm" svg:y2="17.45cm" draw:start-shape="id14" draw:start-glue-point="1" draw:end-shape="id15" draw:end-glue-point="0" svg:d="M18500 25850h501v-8400h-8451" svg:viewBox="0 0 8452 8401">
          <text:p/>
        </draw:connector>
        <draw:connector draw:style-name="gr4" draw:text-style-name="P2" draw:layer="layout" svg:x1="8.625cm" svg:y1="20.6cm" svg:x2="5.2cm" svg:y2="24.5cm" draw:start-shape="id13" draw:start-glue-point="9" draw:end-shape="id16" draw:end-glue-point="4" svg:d="M8625 20600h-3425v3900" svg:viewBox="0 0 3426 3901">
          <text:p/>
        </draw:connector>
        <draw:connector draw:style-name="gr4" draw:text-style-name="P2" draw:layer="layout" svg:x1="12.375cm" svg:y1="20.6cm" svg:x2="15.85cm" svg:y2="24.1cm" draw:start-shape="id13" draw:start-glue-point="6" draw:end-shape="id14" draw:end-glue-point="0" svg:d="M12375 20600h3475v3500" svg:viewBox="0 0 3476 3501">
          <text:p/>
        </draw:connector>
        <draw:frame draw:style-name="gr16" draw:text-style-name="P3" draw:layer="layout" svg:width="3.1cm" svg:height="1cm" svg:x="4.9cm" svg:y="19.3cm">
          <draw:text-box>
            <text:p>Tak</text:p>
          </draw:text-box>
        </draw:frame>
        <draw:frame draw:style-name="gr17" draw:text-style-name="P3" draw:layer="layout" svg:width="2.5cm" svg:height="1.673cm" svg:x="14.1cm" svg:y="19.3cm">
          <draw:text-box>
            <text:p>Nie</text:p>
            <text:p/>
          </draw:text-box>
        </draw:frame>
      </draw:page>
      <draw:page draw:name="page3" draw:style-name="dp1" draw:master-page-name="Domyślnie">
        <draw:custom-shape draw:style-name="gr18" draw:text-style-name="P1" xml:id="id17" draw:id="id17" draw:layer="layout" svg:width="7.4cm" svg:height="3.8cm" svg:x="6.7cm" svg:y="2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21" draw:id="id21" draw:layer="layout" svg:width="7.5cm" svg:height="2.9cm" svg:x="6.5cm" svg:y="25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8" draw:id="id18" draw:layer="layout" svg:width="7.2cm" svg:height="3.3cm" svg:x="6.8cm" svg:y="8.9cm">
          <text:p text:style-name="P1">N = 12</text:p>
          <draw:enhanced-geometry svg:viewBox="0 0 21600 21600" draw:type="rectangle" draw:enhanced-path="M 0 0 L 21600 0 21600 21600 0 21600 0 0 Z N"/>
        </draw:custom-shape>
        <draw:custom-shape draw:style-name="gr21" draw:text-style-name="P1" xml:id="id22" draw:id="id22" draw:layer="layout" svg:width="5cm" svg:height="3.2cm" svg:x="1.4cm" svg:y="14.4cm">
          <text:p text:style-name="P1">n = n+6</text:p>
          <draw:enhanced-geometry svg:viewBox="0 0 21600 21600" draw:type="rectangle" draw:enhanced-path="M 0 0 L 21600 0 21600 21600 0 21600 0 0 Z N"/>
        </draw:custom-shape>
        <draw:custom-shape draw:style-name="gr22" draw:text-style-name="P1" xml:id="id19" draw:id="id19" draw:layer="layout" svg:width="8.1cm" svg:height="2.4cm" svg:x="8.5cm" svg:y="13.8cm">
          <text:p text:style-name="P1">Wpis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" xml:id="id20" draw:id="id20" draw:layer="layout" svg:width="6.7cm" svg:height="4.8cm" svg:x="9.5cm" svg:y="19.5cm">
          <text:p text:style-name="P1">n&lt;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10.4cm" svg:y1="6.4cm" svg:x2="10.4cm" svg:y2="8.9cm" draw:start-shape="id17" draw:start-glue-point="8" draw:end-shape="id18" svg:d="M10400 6400v2500" svg:viewBox="0 0 1 2501">
          <text:p/>
        </draw:connector>
        <draw:connector draw:style-name="gr4" draw:text-style-name="P2" xml:id="id23" draw:id="id23" draw:layer="layout" draw:type="line" svg:x1="10.4cm" svg:y1="12.2cm" svg:x2="12.55cm" svg:y2="13.8cm" draw:start-shape="id18" draw:start-glue-point="2" draw:end-shape="id19" draw:end-glue-point="5" svg:d="M10400 12200l2150 1600" svg:viewBox="0 0 2151 1601">
          <text:p/>
        </draw:connector>
        <draw:connector draw:style-name="gr4" draw:text-style-name="P2" draw:layer="layout" draw:type="line" svg:x1="11.537cm" svg:y1="16.2cm" svg:x2="12.85cm" svg:y2="19.5cm" draw:start-shape="id19" draw:start-glue-point="7" draw:end-shape="id20" draw:end-glue-point="4" svg:d="M11537 16200l1313 3300" svg:viewBox="0 0 1314 3301">
          <text:p/>
        </draw:connector>
        <draw:connector draw:style-name="gr4" draw:text-style-name="P2" draw:layer="layout" draw:type="line" svg:x1="12.85cm" svg:y1="24.3cm" svg:x2="10.25cm" svg:y2="25.8cm" draw:start-shape="id20" draw:start-glue-point="6" draw:end-shape="id21" draw:end-glue-point="4" svg:d="M12850 24300l-2600 1500" svg:viewBox="0 0 2601 1501">
          <text:p/>
        </draw:connector>
        <draw:connector draw:style-name="gr4" draw:text-style-name="P2" draw:layer="layout" draw:type="line" svg:x1="9.5cm" svg:y1="21.9cm" svg:x2="3.9cm" svg:y2="17.6cm" draw:start-shape="id20" draw:start-glue-point="5" draw:end-shape="id22" draw:end-glue-point="2" svg:d="M9500 21900l-5600-4300" svg:viewBox="0 0 5601 4301">
          <text:p/>
        </draw:connector>
        <draw:connector draw:style-name="gr4" draw:text-style-name="P2" draw:layer="layout" svg:x1="3.9cm" svg:y1="14.4cm" svg:x2="11.475cm" svg:y2="13cm" draw:start-shape="id22" draw:start-glue-point="0" draw:end-shape="id23" draw:end-glue-point="0" svg:d="M3900 14400v-1400h7575" svg:viewBox="0 0 7576 1401">
          <text:p/>
        </draw:connector>
        <draw:frame draw:style-name="gr24" draw:text-style-name="P3" draw:layer="layout" svg:width="2.7cm" svg:height="1.673cm" svg:x="4.1cm" svg:y="19.8cm">
          <draw:text-box>
            <text:p>TAK</text:p>
            <text:p/>
          </draw:text-box>
        </draw:frame>
        <draw:frame draw:style-name="gr25" draw:text-style-name="P3" draw:layer="layout" svg:width="2.8cm" svg:height="0.962cm" svg:x="12.7cm" svg:y="25cm">
          <draw:text-box>
            <text:p>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0:40:10.039000000</meta:creation-date>
    <dc:date>2017-10-09T21:04:41.653000000</dc:date>
    <meta:editing-duration>PT12M27S</meta:editing-duration>
    <meta:editing-cycles>4</meta:editing-cycles>
    <meta:generator>LibreOffice/5.4.2.2$Windows_x86 LibreOffice_project/22b09f6418e8c2d508a9eaf86b2399209b0990f4</meta:generator>
    <meta:document-statistic meta:object-count="44"/>
  </office:meta>
</office:document-meta>
</file>